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3" style:family="paragraph" style:parent-style-name="Heading_20_1">
      <style:paragraph-properties fo:margin-top="0.706cm" fo:margin-bottom="0.529cm" loext:contextual-spacing="false"/>
    </style:style>
    <style:style style:name="P4" style:family="paragraph" style:parent-style-name="Heading_20_2">
      <style:paragraph-properties fo:margin-top="0.353cm" fo:margin-bottom="0.353cm" loext:contextual-spacing="false"/>
    </style:style>
    <style:style style:name="P5" style:family="paragraph" style:parent-style-name="Standard">
      <style:paragraph-properties fo:margin-top="0cm" fo:margin-bottom="0cm" loext:contextual-spacing="false"/>
    </style:style>
    <style:style style:name="P6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7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 officeooo:paragraph-rsid="000aff7b"/>
    </style:style>
    <style:style style:name="P8" style:family="paragraph" style:parent-style-name="Standard">
      <style:paragraph-properties fo:margin-top="0cm" fo:margin-bottom="0cm" loext:contextual-spacing="false"/>
      <style:text-properties officeooo:paragraph-rsid="000aff7b"/>
    </style:style>
    <style:style style:name="P9" style:family="paragraph" style:parent-style-name="Heading_20_1">
      <style:paragraph-properties fo:margin-top="0.706cm" fo:margin-bottom="0.529cm" loext:contextual-spacing="false"/>
      <style:text-properties officeooo:paragraph-rsid="000aff7b"/>
    </style:style>
    <style:style style:name="P10" style:family="paragraph" style:parent-style-name="Heading_20_1">
      <style:paragraph-properties fo:margin-top="0.706cm" fo:margin-bottom="0.529cm" loext:contextual-spacing="false"/>
      <style:text-properties style:text-underline-style="solid" style:text-underline-width="auto" style:text-underline-color="font-color" officeooo:paragraph-rsid="000aff7b"/>
    </style:style>
    <style:style style:name="P11" style:family="paragraph" style:parent-style-name="Title" style:master-page-name="Standard">
      <style:paragraph-properties fo:margin-top="0cm" fo:margin-bottom="1.058cm" loext:contextual-spacing="false" style:page-number="1"/>
    </style:style>
    <style:style style:name="P12" style:family="paragraph" style:parent-style-name="Heading_20_2">
      <style:paragraph-properties fo:margin-top="0.353cm" fo:margin-bottom="0.353cm" loext:contextual-spacing="false"/>
      <style:text-properties officeooo:paragraph-rsid="000aff7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aff7b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aff7b" style:font-style-asian="italic" style:font-style-complex="italic"/>
    </style:style>
    <style:style style:name="T7" style:family="text">
      <style:text-properties fo:font-style="italic" fo:font-weight="normal" officeooo:rsid="000aff7b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c0081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officeooo:rsid="000aff7b" style:font-style-asian="italic" style:font-weight-asian="bold" style:font-style-complex="italic" style:font-weight-complex="bold"/>
    </style:style>
    <style:style style:name="T10" style:family="text">
      <style:text-properties officeooo:rsid="000aff7b"/>
    </style:style>
    <style:style style:name="T11" style:family="text">
      <style:text-properties style:text-underline-style="solid" style:text-underline-width="auto" style:text-underline-color="font-color" officeooo:rsid="000aff7b"/>
    </style:style>
    <style:style style:name="T12" style:family="text">
      <style:text-properties fo:font-weight="normal" officeooo:rsid="000aff7b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0aff7b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0c0081" style:font-style-asian="normal" style:font-weight-asian="bold" style:font-style-complex="normal" style:font-weight-complex="bold"/>
    </style:style>
    <style:style style:name="T17" style:family="text">
      <style:text-properties fo:font-style="normal" fo:font-weight="normal" officeooo:rsid="000aff7b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0c0081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ytmeqpc4lzp5"/>Contratti</text:p>
      <text:p text:style-name="P9"><text:span text:style-name="T11">Subset #1</text:span></text:p>
      <text:p text:style-name="P7"><text:span text:style-name="T1">Precondizione globale: </text:span>Il <text:span text:style-name="T4">Manager</text:span> <text:span text:style-name="T1">M</text:span> esiste dall’inizio del caso d’uso e resta lo stesso per tutto l’UC.</text:p>
      <text:p text:style-name="P3"><text:bookmark text:name="_21k0ugclmi3j"/>Iniziare partita</text:p>
      <text:p text:style-name="P4"><text:bookmark text:name="_96p54c7q2gdp"/>iniziaCreazionePartita(porta, parolaChiave)</text:p>
      <text:p text:style-name="P1"><text:span text:style-name="T1">Precondizioni: </text:span><text:span text:style-name="T4">porta</text:span> è un numero, <text:span text:style-name="T4">parolaChiave</text:span> è un testo. Non esistono oggetti <text:span text:style-name="T4">Server</text:span></text:p>
      <text:p text:style-name="P1"><text:span text:style-name="T1">Postcondizioni</text:span>: viene creato un oggetto <text:span text:style-name="T4">Server</text:span> con attributi pari ai parametri dell’operazione.</text:p>
      <text:p text:style-name="P1"/>
      <text:p text:style-name="P4"><text:bookmark text:name="_tg1ln8koj97h"/>creaPartita(robodromo, nMaxGiocatori, nRobotPerGiocatore, condizioneFinePartita, upgradeInizialiSiONo)</text:p>
      <text:p text:style-name="P1"><text:span text:style-name="T1">Precondizioni: </text:span>esiste un oggetto <text:span text:style-name="T4">Server </text:span><text:span text:style-name="T1">S</text:span>, <text:span text:style-name="T4">robodromo</text:span> è un testo che identifica un tipo di robodromo, <text:span text:style-name="T4">nMaxGiocatori </text:span>e <text:span text:style-name="T4">nRobotPerGiocatore </text:span>sono numeri, <text:span text:style-name="T4">condizioneFinePartita</text:span> è uno fra <text:span text:style-name="T1">primo, primi3, tutti</text:span>, <text:span text:style-name="T4">upgradeInizialiSiONo</text:span> è <text:span text:style-name="T1">sì</text:span> oppure <text:span text:style-name="T1">no</text:span>.</text:p>
      <text:p text:style-name="P1"/>
      <text:p text:style-name="P1"><text:span text:style-name="T1">Postcondizioni</text:span>: viene creato un oggetto <text:span text:style-name="T4">Partita </text:span><text:span text:style-name="T1">P</text:span> con attributi <text:span text:style-name="T4">nMaxGiocatori, nRobotPerGiocatore, condizioneFinePartita</text:span> e <text:span text:style-name="T4">upgradeInizialiSiONo</text:span> pari ai parametri omonimi dell’operazione, e <text:span text:style-name="T4">avviataSiONo</text:span> = <text:span text:style-name="T1">no.</text:span></text:p>
      <text:p text:style-name="P1"><text:span text:style-name="T1">P </text:span>viene associata al <text:span text:style-name="T4">Server</text:span> <text:span text:style-name="T1">S</text:span>.</text:p>
      <text:p text:style-name="P1">Il <text:span text:style-name="T4">Manager</text:span> <text:span text:style-name="T1">M</text:span> <text:span text:style-name="T4">crea</text:span> <text:span text:style-name="T1">P</text:span>.</text:p>
      <text:p text:style-name="P1">Viene creato un <text:span text:style-name="T4">Robodromo</text:span> <text:span text:style-name="T1">R</text:span> con <text:span text:style-name="T4">tipoRobodromo</text:span> pari al parametro <text:span text:style-name="T4">robodromo</text:span>, e <text:span text:style-name="T1">P</text:span> <text:span text:style-name="T4">ha</text:span> <text:span text:style-name="T1">R</text:span>.</text:p>
      <text:p text:style-name="P1">Vengono creati <text:span text:style-name="T4">n</text:span> (vedi <text:span text:style-name="T1">regole di business</text:span>) <text:span text:style-name="T4">Robot</text:span> <text:span text:style-name="T4">disponibili in </text:span><text:span text:style-name="T1">P</text:span> con <text:span text:style-name="T4">nome </text:span>e <text:span text:style-name="T4">colore</text:span> come da <text:span text:style-name="T1">regole di business</text:span>.</text:p>
      <text:p text:style-name="P4"><text:bookmark text:name="_m74y9hral7l9"/>avviaPartita( )</text:p>
      <text:p text:style-name="P1"><text:span text:style-name="T1">Precondizioni: </text:span>Esiste una partita <text:span text:style-name="T1">P </text:span>con <text:span text:style-name="T4">avviataSiONo</text:span> = <text:span text:style-name="T1">no. </text:span>i <text:span text:style-name="T4">partecipanti</text:span> di <text:span text:style-name="T1">P </text:span>sono almeno 2 e non più di <text:span text:style-name="T4">nMaxGiocatori </text:span>di <text:span text:style-name="T1">P</text:span>. Sul <text:span text:style-name="T4">Robodromo </text:span>di <text:span text:style-name="T1">P</text:span> <text:span text:style-name="T4">gareggiano</text:span> almeno 2 <text:span text:style-name="T4">Robot. </text:span>Ciascun <text:span text:style-name="T4">Giocatore </text:span>che <text:span text:style-name="T4">partecipa</text:span> a <text:span text:style-name="T1">P </text:span><text:span text:style-name="T4">controlla</text:span> al massimo <text:span text:style-name="T4">nRobotPerGiocatore</text:span> di <text:span text:style-name="T1">P</text:span>.</text:p>
      <text:p text:style-name="P2">Postcondizioni:</text:p>
      <text:p text:style-name="P1">L’attributo <text:span text:style-name="T4">avviataSiONo </text:span><text:s/>di <text:span text:style-name="T1">P</text:span> viene impostato a <text:span text:style-name="T1">sì</text:span>.</text:p>
      <text:p text:style-name="P1">Se <text:span text:style-name="T4">upgradeInizialiSiONo </text:span>in <text:span text:style-name="T1">P</text:span> è pari a <text:span text:style-name="T1">sì</text:span>, l’attributo <text:span text:style-name="T4">upgrade </text:span>di ciascun <text:span text:style-name="T4">RobotInPartita</text:span> viene assegnato come da <text:span text:style-name="T1">regole di business. </text:span></text:p>
      <text:p text:style-name="P4"><text:bookmark text:name="_5f2soxqgket"/>annullaPartita( )</text:p>
      <text:p text:style-name="P1"><text:span text:style-name="T1">Precondizioni: </text:span>Esiste una partita <text:span text:style-name="T1">P </text:span>con <text:span text:style-name="T4">avviataSiONo</text:span> = <text:span text:style-name="T1">no.</text:span> </text:p>
      <text:p text:style-name="P1"><text:soft-page-break/><text:span text:style-name="T1">Postcondizioni: </text:span>Vengono eliminati: l’oggetto<text:span text:style-name="T1"> P</text:span>, il suo <text:span text:style-name="T4">Robodromo </text:span>(con eventuali <text:span text:style-name="T4">Robot</text:span> che <text:span text:style-name="T4">gareggiano</text:span> su di esso), il suo <text:span text:style-name="T4">Server</text:span>, i <text:span text:style-name="T4">Robot</text:span> <text:span text:style-name="T4">disponibili</text:span> su <text:span text:style-name="T1">P</text:span>, le <text:span text:style-name="T4">Richieste di Partecipazione</text:span> <text:span text:style-name="T4">relative </text:span>a <text:span text:style-name="T1">P</text:span>, e tutte le altre associazioni di <text:span text:style-name="T1">P</text:span>.</text:p>
      <text:p text:style-name="P3"><text:bookmark text:name="_qkqztcfop22d"/>Gestire richieste di partecipazione</text:p>
      <text:p text:style-name="P4"><text:bookmark text:name="_5yrf4ksqydjl"/>accettaRichiesta(richiesta, robot)</text:p>
      <text:p text:style-name="P1"><text:span text:style-name="T1">Precondizioni: </text:span>Esiste una <text:span text:style-name="T4">Partita </text:span><text:span text:style-name="T1">P</text:span> con <text:span text:style-name="T4">partecipanti</text:span> in numero inferiore a <text:span text:style-name="T4">nMaxGiocatori</text:span>.</text:p>
      <text:p text:style-name="P1"><text:span text:style-name="T4">richiesta</text:span> è una <text:span text:style-name="T4">Richiesta di Partecipazione relativa a </text:span><text:span text:style-name="T1">P</text:span>, <text:span text:style-name="T4">effettuata da</text:span> un <text:span text:style-name="T4">Giocatore</text:span> <text:span text:style-name="T1">G</text:span>, con <text:span text:style-name="T4">parolaChiave</text:span> uguale alla <text:span text:style-name="T4">parolaChiave</text:span> del <text:span text:style-name="T4">Server</text:span> associato a <text:span text:style-name="T1">P</text:span>, e con <text:span text:style-name="T4">accettataSiONo</text:span> non assegnato.</text:p>
      <text:p text:style-name="P1"><text:span text:style-name="T4">robot</text:span> è una lista di <text:span text:style-name="T4">Robot</text:span> <text:span text:style-name="T4">disponibili in </text:span><text:span text:style-name="T1">P</text:span>.</text:p>
      <text:p text:style-name="P2">Postcondizioni:</text:p>
      <text:p text:style-name="P1">Ciascun <text:span text:style-name="T4">Robot </text:span><text:span text:style-name="T1">Rb</text:span><text:span text:style-name="T4"> </text:span>nella lista <text:span text:style-name="T4">robot</text:span> <text:span text:style-name="T4">gareggia sul Robodromo </text:span><text:span text:style-name="T1">R</text:span> associato a <text:span text:style-name="T1">P</text:span> con <text:span text:style-name="T4">dockDiPartenza</text:span> assegnato come da <text:span text:style-name="T1">regole di business</text:span> e <text:span text:style-name="T1">Rb</text:span> non è più <text:span text:style-name="T4">disponibile in </text:span><text:span text:style-name="T1">P</text:span>. </text:p>
      <text:p text:style-name="P1">Il <text:span text:style-name="T4">Giocatore</text:span> <text:span text:style-name="T1">G</text:span> <text:span text:style-name="T4">partecipa </text:span>a<text:span text:style-name="T4"> </text:span><text:span text:style-name="T1">P</text:span> e <text:span text:style-name="T4">controlla</text:span> ciascun <text:span text:style-name="T4">Robot</text:span> nella lista <text:span text:style-name="T4">robot</text:span>.</text:p>
      <text:p text:style-name="P1">L’attributo <text:span text:style-name="T4">accettataSiONo</text:span> di <text:span text:style-name="T4">richiesta</text:span> viene impostato a <text:span text:style-name="T1">sì</text:span>.</text:p>
      <text:p text:style-name="P1"/>
      <text:p text:style-name="P1"/>
      <text:p text:style-name="P4"><text:bookmark text:name="_ty35vd8nwn0f"/>rifiutaRichiesta(richiesta)</text:p>
      <text:p text:style-name="P1"><text:span text:style-name="T1">Precondizioni: </text:span>Esiste una <text:span text:style-name="T4">Partita </text:span><text:span text:style-name="T1">P</text:span> con <text:span text:style-name="T4">partecipanti</text:span> in numero inferiore a <text:span text:style-name="T4">nMaxGiocatori</text:span>.</text:p>
      <text:p text:style-name="P1"><text:span text:style-name="T4">richiesta</text:span> è una <text:span text:style-name="T4">Richiesta di Partecipazione relativa a </text:span><text:span text:style-name="T1">P</text:span>, <text:span text:style-name="T4">effettuata da</text:span> un <text:span text:style-name="T4">Giocatore</text:span> <text:span text:style-name="T1">G</text:span>, con <text:span text:style-name="T4">parolaChiave</text:span> uguale alla <text:span text:style-name="T4">parolaChiave</text:span> del <text:span text:style-name="T4">Server</text:span> associato a <text:span text:style-name="T1">P</text:span>, e con <text:span text:style-name="T4">accettataSiONo</text:span> non assegnato.</text:p>
      <text:p text:style-name="P2">Postcondizioni:</text:p>
      <text:p text:style-name="P1">L’attributo <text:span text:style-name="T4">accettataSiONo</text:span> di <text:span text:style-name="T4">richiesta</text:span> viene impostato a <text:span text:style-name="T1">no</text:span>.</text:p>
      <text:p text:style-name="P2"/>
      <text:p text:style-name="P1"/>
      <text:p text:style-name="P10"><text:span text:style-name="T10">Subset #2</text:span></text:p>
      <text:p text:style-name="P9"><text:span text:style-name="T10">Allenarsi </text:span></text:p>
      <text:p text:style-name="P12"><text:span text:style-name="T10">iniziaAllenamento()</text:span></text:p>
      <text:p text:style-name="P8"><text:span text:style-name="T1">Precondizioni: </text:span><text:span text:style-name="T2"><text:s/></text:span><text:span text:style-name="T12">Un </text:span><text:span text:style-name="T7">Giocatore </text:span><text:span text:style-name="T15">G </text:span><text:span text:style-name="T17">vuole iniziare un nuovo </text:span><text:span text:style-name="T7">Allenamento </text:span><text:span text:style-name="T15">A.</text:span></text:p>
      <text:p text:style-name="P8"><text:span text:style-name="T1">Postcondizioni: </text:span><text:span text:style-name="T12">Viene creato un oggetto</text:span><text:span text:style-name="T10"> </text:span><text:span text:style-name="T6">Allenamento </text:span><text:span text:style-name="T15">A. </text:span><text:span text:style-name="T18">Con attibuto </text:span><text:span text:style-name="T8">inPusaSiONo </text:span><text:span text:style-name="T18">settato a </text:span><text:span text:style-name="T16">no.</text:span></text:p>
      <text:p text:style-name="P8"><text:span text:style-name="T18"/></text:p>
      <text:p text:style-name="P8"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529cm" loext:contextual-spacing="true" fo:line-height="100%" fo:keep-together="always" fo:keep-with-next="always"/>
      <style:text-properties fo:color="#00615e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.353cm" loext:contextual-spacing="true" fo:line-height="100%" fo:text-align="start" style:justify-single-word="false" fo:keep-together="always" fo:keep-with-next="always"/>
      <style:text-properties fo:color="#354d51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0c3635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1.058cm" loext:contextual-spacing="true" fo:line-height="100%" fo:text-align="center" style:justify-single-word="false" fo:keep-together="always" fo:keep-with-next="always"/>
      <style:text-properties fo:color="#009a96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11T12:40:00.837015301</dc:date>
    <meta:editing-duration>PT7M29S</meta:editing-duration>
    <meta:editing-cycles>2</meta:editing-cycles>
    <meta:document-statistic meta:table-count="0" meta:image-count="0" meta:object-count="0" meta:page-count="2" meta:paragraph-count="41" meta:word-count="464" meta:character-count="3220" meta:non-whitespace-character-count="2791"/>
  </office:meta>
</office:document-meta>
</file>